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2.85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207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all_page_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wiki-20170401-pages-meta-current1.xml-p10p30303</text:p>
          </table:table-cell>
          <table:table-cell office:value-type="float" office:value="22338" calcext:value-type="float">
            <text:p>22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0.xml-p2336425p3046511</text:p>
          </table:table-cell>
          <table:table-cell office:value-type="float" office:value="429245" calcext:value-type="float">
            <text:p>429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1.xml-p3046514p3926861</text:p>
          </table:table-cell>
          <table:table-cell office:value-type="float" office:value="532784" calcext:value-type="float">
            <text:p>532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2.xml-p3926863p5040436</text:p>
          </table:table-cell>
          <table:table-cell office:value-type="float" office:value="679347" calcext:value-type="float">
            <text:p>679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3.xml-p5040438p6197594</text:p>
          </table:table-cell>
          <table:table-cell office:value-type="float" office:value="709624" calcext:value-type="float">
            <text:p>709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4.xml-p6197598p7697598</text:p>
          </table:table-cell>
          <table:table-cell office:value-type="float" office:value="964702" calcext:value-type="float">
            <text:p>964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4.xml-p7697598p7744799</text:p>
          </table:table-cell>
          <table:table-cell office:value-type="float" office:value="28146" calcext:value-type="float">
            <text:p>28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5.xml-p7744803p9244803</text:p>
          </table:table-cell>
          <table:table-cell office:value-type="float" office:value="929401" calcext:value-type="float">
            <text:p>929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5.xml-p9244803p9518048</text:p>
          </table:table-cell>
          <table:table-cell office:value-type="float" office:value="174130" calcext:value-type="float">
            <text:p>174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6.xml-p11018050p11539266</text:p>
          </table:table-cell>
          <table:table-cell office:value-type="float" office:value="321575" calcext:value-type="float">
            <text:p>321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6.xml-p9518050p11018050</text:p>
          </table:table-cell>
          <table:table-cell office:value-type="float" office:value="957309" calcext:value-type="float">
            <text:p>95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7.xml-p11539268p13039268</text:p>
          </table:table-cell>
          <table:table-cell office:value-type="float" office:value="997096" calcext:value-type="float">
            <text:p>99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7.xml-p13039268p13693071</text:p>
          </table:table-cell>
          <table:table-cell office:value-type="float" office:value="438531" calcext:value-type="float">
            <text:p>438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8.xml-p13693074p15193074</text:p>
          </table:table-cell>
          <table:table-cell office:value-type="float" office:value="1052229" calcext:value-type="float">
            <text:p>1052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8.xml-p15193074p16120542</text:p>
          </table:table-cell>
          <table:table-cell office:value-type="float" office:value="697647" calcext:value-type="float">
            <text:p>697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9.xml-p16120543p17620543</text:p>
          </table:table-cell>
          <table:table-cell office:value-type="float" office:value="1131089" calcext:value-type="float">
            <text:p>113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19.xml-p17620543p18754735</text:p>
          </table:table-cell>
          <table:table-cell office:value-type="float" office:value="872707" calcext:value-type="float">
            <text:p>872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.xml-p30304p88444</text:p>
          </table:table-cell>
          <table:table-cell office:value-type="float" office:value="44985" calcext:value-type="float">
            <text:p>4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0.xml-p18754736p20254736</text:p>
          </table:table-cell>
          <table:table-cell office:value-type="float" office:value="1185887" calcext:value-type="float">
            <text:p>1185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0.xml-p20254736p21222156</text:p>
          </table:table-cell>
          <table:table-cell office:value-type="float" office:value="776059" calcext:value-type="float">
            <text:p>776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1.xml-p21222158p22722158</text:p>
          </table:table-cell>
          <table:table-cell office:value-type="float" office:value="1196753" calcext:value-type="float">
            <text:p>1196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1.xml-p22722158p23927983</text:p>
          </table:table-cell>
          <table:table-cell office:value-type="float" office:value="969626" calcext:value-type="float">
            <text:p>969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2.xml-p23927984p25427984</text:p>
          </table:table-cell>
          <table:table-cell office:value-type="float" office:value="1192287" calcext:value-type="float">
            <text:p>1192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2.xml-p25427984p26823660</text:p>
          </table:table-cell>
          <table:table-cell office:value-type="float" office:value="1121201" calcext:value-type="float">
            <text:p>1121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3.xml-p26823661p28323661</text:p>
          </table:table-cell>
          <table:table-cell office:value-type="float" office:value="1230981" calcext:value-type="float">
            <text:p>1230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3.xml-p28323661p29823661</text:p>
          </table:table-cell>
          <table:table-cell office:value-type="float" office:value="1280989" calcext:value-type="float">
            <text:p>1280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3.xml-p29823661p30503449</text:p>
          </table:table-cell>
          <table:table-cell office:value-type="float" office:value="576948" calcext:value-type="float">
            <text:p>576948</text:p>
          </table:table-cell>
          <table:table-cell table:number-columns-repeated="3"/>
          <table:table-cell table:formula="of:=[.B1]+[.B18]+[.B31]+[.B32]" office:value-type="float" office:value="265185" calcext:value-type="float">
            <text:p>265185</text:p>
          </table:table-cell>
        </table:table-row>
        <table:table-row table:style-name="ro1">
          <table:table-cell office:value-type="string" calcext:value-type="string">
            <text:p>enwiki-20170401-pages-meta-current24.xml-p30503451p32003451</text:p>
          </table:table-cell>
          <table:table-cell office:value-type="float" office:value="1221995" calcext:value-type="float">
            <text:p>1221995</text:p>
          </table:table-cell>
          <table:table-cell table:number-columns-repeated="3"/>
          <table:table-cell table:formula="of:=[.B57]/[.F27]" office:value-type="float" office:value="158.092772969814" calcext:value-type="float">
            <text:p>158.0927729698</text:p>
          </table:table-cell>
        </table:table-row>
        <table:table-row table:style-name="ro1">
          <table:table-cell office:value-type="string" calcext:value-type="string">
            <text:p>enwiki-20170401-pages-meta-current24.xml-p32003451p33503451</text:p>
          </table:table-cell>
          <table:table-cell office:value-type="float" office:value="1226979" calcext:value-type="float">
            <text:p>1226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4.xml-p33503451p33952815</text:p>
          </table:table-cell>
          <table:table-cell office:value-type="float" office:value="370047" calcext:value-type="float">
            <text:p>370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3.xml-p88445p200507</text:p>
          </table:table-cell>
          <table:table-cell office:value-type="float" office:value="93375" calcext:value-type="float">
            <text:p>93375</text:p>
          </table:table-cell>
          <table:table-cell table:number-columns-repeated="3"/>
          <table:table-cell table:formula="of:=26*[.F28]" office:value-type="float" office:value="4110.41209721515" calcext:value-type="float">
            <text:p>4110.4120972152</text:p>
          </table:table-cell>
        </table:table-row>
        <table:table-row table:style-name="ro1">
          <table:table-cell office:value-type="string" calcext:value-type="string">
            <text:p>enwiki-20170401-pages-meta-current4.xml-p200511p352689</text:p>
          </table:table-cell>
          <table:table-cell office:value-type="float" office:value="104487" calcext:value-type="float">
            <text:p>104487</text:p>
          </table:table-cell>
          <table:table-cell table:number-columns-repeated="3"/>
          <table:table-cell table:formula="of:=[.F31]/60" office:value-type="float" office:value="68.5068682869192" calcext:value-type="float">
            <text:p>68.5068682869</text:p>
          </table:table-cell>
        </table:table-row>
        <table:table-row table:style-name="ro1">
          <table:table-cell office:value-type="string" calcext:value-type="string">
            <text:p>enwiki-20170401-pages-meta-current5.xml-p352690p565313</text:p>
          </table:table-cell>
          <table:table-cell office:value-type="float" office:value="144973" calcext:value-type="float">
            <text:p>144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6.xml-p565314p892912</text:p>
          </table:table-cell>
          <table:table-cell office:value-type="float" office:value="224378" calcext:value-type="float">
            <text:p>224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7.xml-p892914p1268691</text:p>
          </table:table-cell>
          <table:table-cell office:value-type="float" office:value="246510" calcext:value-type="float">
            <text:p>246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8.xml-p1268692p1791079</text:p>
          </table:table-cell>
          <table:table-cell office:value-type="float" office:value="319811" calcext:value-type="float">
            <text:p>319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9.xml-p1791080p2336422</text:p>
          </table:table-cell>
          <table:table-cell office:value-type="float" office:value="334490" calcext:value-type="float">
            <text:p>334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5.xml-p33952816p35452816</text:p>
          </table:table-cell>
          <table:table-cell office:value-type="float" office:value="1241082" calcext:value-type="float">
            <text:p>1241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5.xml-p35452816p36952816</text:p>
          </table:table-cell>
          <table:table-cell office:value-type="float" office:value="1267432" calcext:value-type="float">
            <text:p>126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5.xml-p36952816p38067202</text:p>
          </table:table-cell>
          <table:table-cell office:value-type="float" office:value="947190" calcext:value-type="float">
            <text:p>947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6.xml-p38067203p39567203</text:p>
          </table:table-cell>
          <table:table-cell office:value-type="float" office:value="1275918" calcext:value-type="float">
            <text:p>1275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6.xml-p39567203p41067203</text:p>
          </table:table-cell>
          <table:table-cell office:value-type="float" office:value="1285766" calcext:value-type="float">
            <text:p>1285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6.xml-p41067203p42567203</text:p>
          </table:table-cell>
          <table:table-cell office:value-type="float" office:value="1279527" calcext:value-type="float">
            <text:p>1279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6.xml-p42567203p42663461</text:p>
          </table:table-cell>
          <table:table-cell office:value-type="float" office:value="81301" calcext:value-type="float">
            <text:p>81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42663462p44163462</text:p>
          </table:table-cell>
          <table:table-cell office:value-type="float" office:value="1285588" calcext:value-type="float">
            <text:p>128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44163462p45663462</text:p>
          </table:table-cell>
          <table:table-cell office:value-type="float" office:value="1310603" calcext:value-type="float">
            <text:p>131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45663462p47163462</text:p>
          </table:table-cell>
          <table:table-cell office:value-type="float" office:value="1352893" calcext:value-type="float">
            <text:p>1352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47163462p48663462</text:p>
          </table:table-cell>
          <table:table-cell office:value-type="float" office:value="1316031" calcext:value-type="float">
            <text:p>1316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48663462p50163462</text:p>
          </table:table-cell>
          <table:table-cell office:value-type="float" office:value="1340868" calcext:value-type="float">
            <text:p>1340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50163462p51663462</text:p>
          </table:table-cell>
          <table:table-cell office:value-type="float" office:value="1320882" calcext:value-type="float">
            <text:p>1320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51663462p53163462</text:p>
          </table:table-cell>
          <table:table-cell office:value-type="float" office:value="1354864" calcext:value-type="float">
            <text:p>1354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wiki-20170401-pages-meta-current27.xml-p53163462p53665444</text:p>
          </table:table-cell>
          <table:table-cell office:value-type="float" office:value="463226" calcext:value-type="float">
            <text:p>463226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table:formula="of:=SUM([.B1:.B56])" office:value-type="float" office:value="41923832" calcext:value-type="float">
            <text:p>41,923,832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 for dump 1 to 4 (seconds)</text:p>
          </table:table-cell>
          <table:table-cell office:value-type="string" calcext:value-type="string">
            <text:p>Estimated time on SingleCore (seconds)</text:p>
          </table:table-cell>
          <table:table-cell office:value-type="string" calcext:value-type="string">
            <text:p>Estimated time on 16 Cores (seconds)</text:p>
          </table:table-cell>
          <table:table-cell office:value-type="string" calcext:value-type="string">
            <text:p>Estimated time on SingleCore (min)</text:p>
          </table:table-cell>
          <table:table-cell office:value-type="string" calcext:value-type="string">
            <text:p>Estimated time on 16 Cores (min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0" calcext:value-type="float">
            <text:p>100</text:p>
          </table:table-cell>
          <table:table-cell table:formula="of:=[.B63]*[.F28]" office:value-type="float" office:value="15809.2772969814" calcext:value-type="float">
            <text:p>15809.2772969814</text:p>
          </table:table-cell>
          <table:table-cell table:formula="of:=[.C63]/16" office:value-type="float" office:value="988.079831061335" calcext:value-type="float">
            <text:p>988.0798310613</text:p>
          </table:table-cell>
          <table:table-cell table:formula="of:=[.C63]/60" office:value-type="float" office:value="263.487954949689" calcext:value-type="float">
            <text:p>263.4879549497</text:p>
          </table:table-cell>
          <table:table-cell table:formula="of:=[.D63]/60" office:value-type="float" office:value="16.4679971843556" calcext:value-type="float">
            <text:p>16.467997184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2" calcext:value-type="float">
            <text:p>32</text:p>
          </table:table-cell>
          <table:table-cell table:formula="of:=[.B64]*[.$F$28]" office:value-type="float" office:value="5058.96873503403" calcext:value-type="float">
            <text:p>5058.968735034</text:p>
          </table:table-cell>
          <table:table-cell table:formula="of:=[.C64]/16" office:value-type="float" office:value="316.185545939627" calcext:value-type="float">
            <text:p>316.1855459396</text:p>
          </table:table-cell>
          <table:table-cell table:formula="of:=[.C64]/60" office:value-type="float" office:value="84.3161455839006" calcext:value-type="float">
            <text:p>84.3161455839</text:p>
          </table:table-cell>
          <table:table-cell table:formula="of:=[.D64]/60" office:value-type="float" office:value="5.26975909899378" calcext:value-type="float">
            <text:p>5.26975909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0" calcext:value-type="float">
            <text:p>30</text:p>
          </table:table-cell>
          <table:table-cell table:formula="of:=[.B65]*[.$F$28]" office:value-type="float" office:value="4742.78318909441" calcext:value-type="float">
            <text:p>4742.7831890944</text:p>
          </table:table-cell>
          <table:table-cell table:formula="of:=[.C65]/16" office:value-type="float" office:value="296.4239493184" calcext:value-type="float">
            <text:p>296.4239493184</text:p>
          </table:table-cell>
          <table:table-cell table:formula="of:=[.C65]/60" office:value-type="float" office:value="79.0463864849068" calcext:value-type="float">
            <text:p>79.0463864849</text:p>
          </table:table-cell>
          <table:table-cell table:formula="of:=[.D65]/60" office:value-type="float" office:value="4.94039915530667" calcext:value-type="float">
            <text:p>4.940399155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76" calcext:value-type="float">
            <text:p>76</text:p>
          </table:table-cell>
          <table:table-cell table:formula="of:=[.B66]*[.$F$28]" office:value-type="float" office:value="12015.0507457058" calcext:value-type="float">
            <text:p>12015.0507457058</text:p>
          </table:table-cell>
          <table:table-cell table:formula="of:=[.C66]/16" office:value-type="float" office:value="750.940671606614" calcext:value-type="float">
            <text:p>750.9406716066</text:p>
          </table:table-cell>
          <table:table-cell table:formula="of:=[.C66]/60" office:value-type="float" office:value="200.250845761764" calcext:value-type="float">
            <text:p>200.2508457618</text:p>
          </table:table-cell>
          <table:table-cell table:formula="of:=[.D66]/60" office:value-type="float" office:value="12.5156778601102" calcext:value-type="float">
            <text:p>12.51567786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7:51:47.941392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3T17:55:12.058807490</dc:date>
    <meta:editing-duration>PT1H7M12S</meta:editing-duration>
    <meta:editing-cycles>3</meta:editing-cycles>
    <meta:generator>LibreOffice/5.1.6.2$Linux_X86_64 LibreOffice_project/10m0$Build-2</meta:generator>
    <meta:document-statistic meta:table-count="1" meta:cell-count="139" meta:object-count="0"/>
  </office:meta>
</office:document-meta>
</file>